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3.1409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1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1">
      <style:text-properties fo:font-style="italic" style:font-style-asian="italic" style:font-style-complex="italic"/>
    </style:style>
    <style:style style:name="ce142" style:family="table-cell" style:parent-style-name="Default" style:data-style-name="N121">
      <style:table-cell-properties style:vertical-align="top"/>
    </style:style>
    <style:style style:name="ce14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7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82"/>
        <table:table-column table:style-name="co8" table:default-cell-style-name="ce82"/>
        <table:table-column table:style-name="co9" table:default-cell-style-name="ce7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5" table:default-cell-style-name="ce74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900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9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C_1P</text:p>
          </table:table-cell>
          <table:table-cell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3"/>
        </table:table-row>
        <table:table-row table:style-name="ro5">
          <table:table-cell table:number-columns-repeated="3"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6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7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8" table:number-columns-repeated="3"/>
          <table:table-cell table:style-name="ce106"/>
          <table:table-cell/>
          <table:table-cell table:style-name="ce67" table:number-columns-repeated="2"/>
          <table:table-cell table:style-name="ce7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7"/>
          <table:table-cell table:number-columns-repeated="2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7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number-columns-repeated="2"/>
          <table:table-cell table:style-name="ce113"/>
          <table:table-cell/>
          <table:table-cell table:style-name="ce58"/>
          <table:table-cell table:style-name="Default"/>
          <table:table-cell table:number-columns-repeated="2"/>
          <table:table-cell table:style-name="ce144" office:value-type="string" calcext:value-type="string">
            <text:p>HW_02.1</text:p>
          </table:table-cell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number-columns-repeated="2"/>
          <table:table-cell table:style-name="ce144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8" office:value-type="string" calcext:value-type="string">
            <text:p>HW_01.1</text:p>
          </table:table-cell>
          <table:table-cell table:style-name="ce138" office:value-type="string" calcext:value-type="string">
            <text:p>HW_01.2</text:p>
          </table:table-cell>
          <table:table-cell table:style-name="ce145" office:value-type="string" calcext:value-type="string">
            <text:p>Prezy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2.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3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ce82"/>
          <table:table-cell table:style-name="ce77"/>
          <table:table-cell table:style-name="ce67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42" table:number-columns-repeated="2"/>
          <table:table-cell table:style-name="ce145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ABALLERO GOMEZ ANDREA </text:p>
          </table:table-cell>
          <table:table-cell table:style-name="ce7"/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Sara</text:p>
          </table:table-cell>
          <table:table-cell table:style-name="ce74"/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CENOBIO LOPEZ ELISA AIXA</text:p>
          </table:table-cell>
          <table:table-cell table:style-name="ce7"/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X15];[.AC15];[.AH15])" office:value-type="float" office:value="9.66666666666667" calcext:value-type="float">
            <text:p>9.7</text:p>
          </table:table-cell>
          <table:table-cell table:formula="of:=AVERAGE([.U15];[.V15];[.W15];[.AB15];[.AG1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Lissette</text:p>
          </table:table-cell>
          <table:table-cell table:style-name="ce74"/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ERECERO CUETO EMILIO </text:p>
          </table:table-cell>
          <table:table-cell table:style-name="ce7"/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formula="of:=AVERAGE([.Q16];[.X16];[.AC16];[.AH16])" office:value-type="float" office:value="9.66666666666667" calcext:value-type="float">
            <text:p>9.7</text:p>
          </table:table-cell>
          <table:table-cell table:formula="of:=AVERAGE([.U16];[.V16];[.W16];[.AB16];[.AG16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Hugo</text:p>
          </table:table-cell>
          <table:table-cell table:style-name="ce74"/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STELLANOS ANA PAULA</text:p>
          </table:table-cell>
          <table:table-cell table:style-name="ce7"/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im</text:p>
          </table:table-cell>
          <table:table-cell table:style-name="ce74"/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MEZ BELTRAN MARIA FERNANDA</text:p>
          </table:table-cell>
          <table:table-cell table:style-name="ce7"/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X18];[.AC18];[.AH18])" office:value-type="float" office:value="9.66666666666667" calcext:value-type="float">
            <text:p>9.7</text:p>
          </table:table-cell>
          <table:table-cell table:formula="of:=AVERAGE([.U18];[.V18];[.W18];[.AB18];[.AG18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Osmar</text:p>
          </table:table-cell>
          <table:table-cell table:style-name="ce74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30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 table:number-columns-repeated="3"/>
          <table:table-cell table:style-name="ce74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ÁNDEZ PEREZ JOCELYN </text:p>
          </table:table-cell>
          <table:table-cell table:style-name="ce7"/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formula="of:=AVERAGE([.Q19];[.X19];[.AC19];[.AH19])" office:value-type="float" office:value="9.66666666666667" calcext:value-type="float">
            <text:p>9.7</text:p>
          </table:table-cell>
          <table:table-cell table:formula="of:=AVERAGE([.U19];[.V19];[.W19];[.AB19];[.AG19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Carlos</text:p>
          </table:table-cell>
          <table:table-cell table:style-name="ce74"/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OPEZ SOLIS ANA PATRICIA</text:p>
          </table:table-cell>
          <table:table-cell table:style-name="ce65"/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85"/>
          <table:table-cell table:formula="of:=AVERAGE([.Q20];[.X20];[.AC20];[.AH20])" office:value-type="float" office:value="9.66666666666667" calcext:value-type="float">
            <text:p>9.7</text:p>
          </table:table-cell>
          <table:table-cell table:formula="of:=AVERAGE([.U20];[.V20];[.W20];[.AB20];[.AG20])" office:value-type="string" office:string-value="" calcext:value-type="error">
            <text:p>#DIV/0!</text:p>
          </table:table-cell>
          <table:table-cell table:number-columns-repeated="2"/>
          <table:table-cell table:style-name="ce65" office:value-type="string" calcext:value-type="string">
            <text:p>Melissa</text:p>
          </table:table-cell>
          <table:table-cell table:style-name="ce74"/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ENO CHAVEZ NOEL AGUSTIN</text:p>
          </table:table-cell>
          <table:table-cell table:style-name="ce7"/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X21];[.AC21];[.AH21])" office:value-type="float" office:value="9.66666666666667" calcext:value-type="float">
            <text:p>9.7</text:p>
          </table:table-cell>
          <table:table-cell table:formula="of:=AVERAGE([.U21];[.V21];[.W21];[.AB21];[.AG21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Uri</text:p>
          </table:table-cell>
          <table:table-cell table:style-name="ce74"/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ÑOZ ESPINOZA SARA INGRID</text:p>
          </table:table-cell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ce82"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evin</text:p>
          </table:table-cell>
          <table:table-cell table:style-name="ce74"/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REDES GIL ALINE DANAE</text:p>
          </table:table-cell>
          <table:table-cell table:style-name="ce7"/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formula="of:=AVERAGE([.Q23];[.X23];[.AC23];[.AH23])" office:value-type="float" office:value="9.66666666666667" calcext:value-type="float">
            <text:p>9.7</text:p>
          </table:table-cell>
          <table:table-cell table:formula="of:=AVERAGE([.U23];[.V23];[.W23];[.AB23];[.AG23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Nelly</text:p>
          </table:table-cell>
          <table:table-cell table:style-name="ce74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3"/>
          <table:table-cell table:style-name="ce74"/>
          <table:table-cell/>
          <table:table-cell table:style-name="ce74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CERO SERRALLONGA SARENI GUADALUPE</text:p>
          </table:table-cell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iego</text:p>
          </table:table-cell>
          <table:table-cell table:style-name="ce74"/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MIREZ MARTINEZ JOSE ARMANDO</text:p>
          </table:table-cell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X25];[.AC25];[.AH25])" office:value-type="float" office:value="9.66666666666667" calcext:value-type="float">
            <text:p>9.7</text:p>
          </table:table-cell>
          <table:table-cell table:formula="of:=AVERAGE([.U25];[.V25];[.W25];[.AB25];[.AG2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assandra</text:p>
          </table:table-cell>
          <table:table-cell table:style-name="ce74"/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EYNA HERNANDEZ KARLA SAMANTHA</text:p>
          </table:table-cell>
          <table:table-cell table:style-name="ce7"/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afne</text:p>
          </table:table-cell>
          <table:table-cell table:style-name="ce74"/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HERNANDEZ MARIA JOSE</text:p>
          </table:table-cell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iana</text:p>
          </table:table-cell>
          <table:table-cell table:style-name="ce74"/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X28];[.AC28];[.AH28])" office:value-type="float" office:value="9.66666666666667" calcext:value-type="float">
            <text:p>9.7</text:p>
          </table:table-cell>
          <table:table-cell table:formula="of:=AVERAGE([.U28];[.V28];[.W28];[.AB28];[.AG28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Annette</text:p>
          </table:table-cell>
          <table:table-cell table:style-name="ce74"/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7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3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C_2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office:value-type="string" calcext:value-type="string">
            <text:p>(.py script)</text:p>
          </table:table-cell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7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70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8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ABALLERO GOMEZ ANDREA </text:p>
          </table:table-cell>
          <table:table-cell table:style-name="ce7"/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2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CENOBIO LOPEZ ELISA AIXA</text:p>
          </table:table-cell>
          <table:table-cell table:style-name="ce7"/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2" table:formula="of:=AVERAGE([.U15];[.Z15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ERECERO CUETO EMILIO </text:p>
          </table:table-cell>
          <table:table-cell table:style-name="ce7"/>
          <table:table-cell table:style-name="ce67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2" table:formula="of:=AVERAGE([.U16];[.Z16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STELLANOS ANA PAULA</text:p>
          </table:table-cell>
          <table:table-cell table:style-name="ce7"/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2" table:formula="of:=AVERAGE([.U17];[.Z17])" office:value-type="string" office:string-value="" calcext:value-type="error">
            <text:p>#DIV/0!</text:p>
          </table:table-cell>
          <table:table-cell table:style-name="ce74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MEZ BELTRAN MARIA FERNANDA</text:p>
          </table:table-cell>
          <table:table-cell table:style-name="ce7"/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2" table:formula="of:=AVERAGE([.U18];[.Z18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ÁNDEZ PEREZ JOCELYN </text:p>
          </table:table-cell>
          <table:table-cell table:style-name="ce7"/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2" table:formula="of:=AVERAGE([.U19];[.Z19])" office:value-type="string" office:string-value="" calcext:value-type="error">
            <text:p>#DIV/0!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OPEZ SOLIS ANA PATRICIA</text:p>
          </table:table-cell>
          <table:table-cell table:style-name="ce65"/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formula="of:=AVERAGE([.Q20];[.V20];[.AA20])" office:value-type="float" office:value="9.5" calcext:value-type="float">
            <text:p>9.5</text:p>
          </table:table-cell>
          <table:table-cell table:style-name="ce82" table:formula="of:=AVERAGE([.U20];[.Z20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ENO CHAVEZ NOEL AGUSTIN</text:p>
          </table:table-cell>
          <table:table-cell table:style-name="ce7"/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2" table:formula="of:=AVERAGE([.U21];[.Z21])" office:value-type="string" office:string-value="" calcext:value-type="error">
            <text:p>#DIV/0!</text:p>
          </table:table-cell>
          <table:table-cell table:style-name="ce74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ÑOZ ESPINOZA SARA INGRID</text:p>
          </table:table-cell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2" table:formula="of:=AVERAGE([.U22];[.Z22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REDES GIL ALINE DANAE</text:p>
          </table:table-cell>
          <table:table-cell table:style-name="ce7"/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2" table:formula="of:=AVERAGE([.U23];[.Z23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CERO SERRALLONGA SARENI GUADALUPE</text:p>
          </table:table-cell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2" table:formula="of:=AVERAGE([.U24];[.Z24])" office:value-type="string" office:string-value="" calcext:value-type="error">
            <text:p>#DIV/0!</text:p>
          </table:table-cell>
          <table:table-cell table:style-name="ce74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MIREZ MARTINEZ JOSE ARMANDO</text:p>
          </table:table-cell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2" table:formula="of:=AVERAGE([.U25];[.Z25])" office:value-type="string" office:string-value="" calcext:value-type="error">
            <text:p>#DIV/0!</text:p>
          </table:table-cell>
          <table:table-cell table:style-name="ce74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EYNA HERNANDEZ KARLA SAMANTHA</text:p>
          </table:table-cell>
          <table:table-cell table:style-name="ce7"/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2" table:formula="of:=AVERAGE([.U26];[.Z26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HERNANDEZ MARIA JOSE</text:p>
          </table:table-cell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82" table:formula="of:=AVERAGE([.U27];[.Z27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82" table:formula="of:=AVERAGE([.U28];[.Z28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7" table:default-cell-style-name="ce82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C_3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 office:value-type="string" calcext:value-type="string">
            <text:p>18 Mar</text:p>
          </table:table-cell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10</text:p>
          </table:table-cell>
          <table:table-cell table:style-name="ce137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7"/>
          <table:table-cell table:style-name="ce58" office:value-type="string" calcext:value-type="string">
            <text:p>EASTER <text:s/>WEEK</text:p>
          </table:table-cell>
          <table:table-cell table:style-name="ce7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4" office:value-type="string" calcext:value-type="string">
            <text:p>HW_10.1</text:p>
          </table:table-cell>
          <table:table-cell table:style-name="ce108"/>
          <table:table-cell table:style-name="ce144"/>
          <table:table-cell table:style-name="ce108"/>
          <table:table-cell table:style-name="ce144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60" office:value-type="string" calcext:value-type="string">
            <text:p>CABALLERO GOMEZ ANDREA </text:p>
          </table:table-cell>
          <table:table-cell table:style-name="ce7"/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4];[.Q14];[.V14];[.AA14];[.AE1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8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CENOBIO LOPEZ ELISA AIXA</text:p>
          </table:table-cell>
          <table:table-cell table:style-name="ce7"/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5];[.Q15];[.V15];[.AA15];[.AE1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ERECERO CUETO EMILIO </text:p>
          </table:table-cell>
          <table:table-cell table:style-name="ce7"/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6];[.Q16];[.V16];[.AA16];[.AE1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STELLANOS ANA PAULA</text:p>
          </table:table-cell>
          <table:table-cell table:style-name="ce7"/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7];[.Q17];[.V17];[.AA17];[.AE1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MEZ BELTRAN MARIA FERNANDA</text:p>
          </table:table-cell>
          <table:table-cell table:style-name="ce7"/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8];[.Q18];[.V18];[.AA18];[.AE1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8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ÁNDEZ PEREZ JOCELYN </text:p>
          </table:table-cell>
          <table:table-cell table:style-name="ce7"/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9];[.Q19];[.V19];[.AA19];[.AE19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OPEZ SOLIS ANA PATRICIA</text:p>
          </table:table-cell>
          <table:table-cell table:style-name="ce65"/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style-name="ce74" office:value-type="float" office:value="9" calcext:value-type="float">
            <text:p>9.0</text:p>
          </table:table-cell>
          <table:table-cell table:style-name="ce74" table:formula="of:=AVERAGE([.P20];[.Q20];[.V20];[.AA20];[.AE20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ENO CHAVEZ NOEL AGUSTIN</text:p>
          </table:table-cell>
          <table:table-cell table:style-name="ce7"/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1];[.Q21];[.V21];[.AA21];[.AE21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ÑOZ ESPINOZA SARA INGRID</text:p>
          </table:table-cell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4" office:value-type="float" office:value="9" calcext:value-type="float">
            <text:p>9.0</text:p>
          </table:table-cell>
          <table:table-cell table:style-name="ce74" table:formula="of:=AVERAGE([.P22];[.Q22];[.V22];[.AA22];[.AE22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REDES GIL ALINE DANAE</text:p>
          </table:table-cell>
          <table:table-cell table:style-name="ce7"/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3];[.Q23];[.V23];[.AA23];[.AE23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CERO SERRALLONGA SARENI GUADALUPE</text:p>
          </table:table-cell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4];[.Q24];[.V24];[.AA24];[.AE2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MIREZ MARTINEZ JOSE ARMANDO</text:p>
          </table:table-cell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5];[.Q25];[.V25];[.AA25];[.AE2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EYNA HERNANDEZ KARLA SAMANTHA</text:p>
          </table:table-cell>
          <table:table-cell table:style-name="ce7"/>
          <table:table-cell table:style-name="ce67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4" office:value-type="float" office:value="9" calcext:value-type="float">
            <text:p>9.0</text:p>
          </table:table-cell>
          <table:table-cell table:style-name="ce74" table:formula="of:=AVERAGE([.P26];[.Q26];[.V26];[.AA26];[.AE2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HERNANDEZ MARIA JOSE</text:p>
          </table:table-cell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7];[.Q27];[.V27];[.AA27];[.AE2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8];[.Q28];[.V28];[.AA28];[.AE2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06T11:13:23.354653955</dc:date>
    <meta:editing-duration>P3DT2H32M17S</meta:editing-duration>
    <meta:editing-cycles>555</meta:editing-cycles>
    <meta:generator>LibreOffice/7.3.7.2$Linux_X86_64 LibreOffice_project/30$Build-2</meta:generator>
    <meta:document-statistic meta:table-count="3" meta:cell-count="725" meta:object-count="0"/>
  </office:meta>
</office:document-meta>
</file>